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11.294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7.075cm"/>
    </style:style>
    <style:style style:name="co9" style:family="table-column">
      <style:table-column-properties fo:break-before="auto" style:column-width="15.40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Information</text:p>
          </table:table-cell>
          <table:table-cell table:style-name="ce4" office:value-type="string">
            <text:p>File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Function name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Return</text:p>
          </table:table-cell>
          <table:table-cell table:style-name="ce4" office:value-type="string">
            <text:p>Note</text:p>
          </table:table-cell>
          <table:table-cell table:style-name="ce4" office:value-type="string">
            <text:p>Use in own Extension in ext_localconf.php</text:p>
          </table:table-cell>
          <table:table-cell table:style-name="ce4" table:number-columns-repeated="247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Hook for page with form</text:p>
          </table:table-cell>
          <table:table-cell office:value-type="string">
            <text:p>class.tx_powermail_form.php</text:p>
          </table:table-cell>
          <table:table-cell office:value-type="string">
            <text:p>pi1</text:p>
          </table:table-cell>
          <table:table-cell office:value-type="string">
            <text:p>PM_FormWrapMarkerHook</text:p>
          </table:table-cell>
          <table:table-cell office:value-type="string">
            <text:p>$this-&gt;OuterMarkerArray,$this-&gt;InnerMarkerArray,$this-&gt;conf,$this</text:p>
          </table:table-cell>
          <table:table-cell office:value-type="string">
            <text:p>none</text:p>
          </table:table-cell>
          <table:table-cell table:style-name="ce5" office:value-type="string">
            <text:p>This hook will be opened before the marker array is substituted with HTML template on the form page.</text:p>
          </table:table-cell>
          <table:table-cell office:value-type="string">
            <text:p>$GLOBALS['TYPO3_CONF_VARS']['EXTCONF']['powermail']['PM_FormWrapMarkerHook'][]</text:p>
          </table:table-cell>
          <table:table-cell table:number-columns-repeated="24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Hook for html fieldwrap of every field</text:p>
          </table:table-cell>
          <table:table-cell office:value-type="string">
            <text:p>class.tx_powermail_html.php</text:p>
          </table:table-cell>
          <table:table-cell office:value-type="string">
            <text:p>pi1</text:p>
          </table:table-cell>
          <table:table-cell office:value-type="string">
            <text:p>PM_FieldWrapMarkerHook</text:p>
          </table:table-cell>
          <table:table-cell table:style-name="ce5" office:value-type="string">
            <text:p>$this-&gt;uid,$this-&gt;xml,$this-&gt;type,$this-&gt;title,$this-&gt;markerArray,$content,$this</text:p>
          </table:table-cell>
          <table:table-cell office:value-type="string">
            <text:p>$this-&gt;markerArray</text:p>
          </table:table-cell>
          <table:table-cell table:style-name="ce5" office:value-type="string">
            <text:p>This hook will be opened before the html code of the current field is given back.</text:p>
          </table:table-cell>
          <table:table-cell office:value-type="string">
            <text:p>$GLOBALS['TYPO3_CONF_VARS']['EXTCONF']['powermail']['PM_FieldWrapMarkerHook'][]</text:p>
          </table:table-cell>
          <table:table-cell table:number-columns-repeated="247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string">
            <text:p>Hook for confirmation page</text:p>
          </table:table-cell>
          <table:table-cell office:value-type="string">
            <text:p>class.tx_powermail_confirmation.php</text:p>
          </table:table-cell>
          <table:table-cell office:value-type="string">
            <text:p>pi1</text:p>
          </table:table-cell>
          <table:table-cell office:value-type="string">
            <text:p>PM_ConfirmationHook</text:p>
          </table:table-cell>
          <table:table-cell office:value-type="string">
            <text:p>$this-&gt;markerArray,$this</text:p>
          </table:table-cell>
          <table:table-cell office:value-type="string">
            <text:p>none</text:p>
          </table:table-cell>
          <table:table-cell table:style-name="ce5" office:value-type="string">
            <text:p>This hook will be opened before the marker array is substituted with HTML template on the confirmation page.</text:p>
          </table:table-cell>
          <table:table-cell office:value-type="string">
            <text:p>$GLOBALS['TYPO3_CONF_VARS']['EXTCONF']['powermail']['PM_ConfirmationHook'][]</text:p>
          </table:table-cell>
          <table:table-cell table:number-columns-repeated="24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5" office:value-type="string">
            <text:p>Mandatory and error check hook</text:p>
          </table:table-cell>
          <table:table-cell office:value-type="string">
            <text:p>class.tx_powermail_mandatory.php</text:p>
          </table:table-cell>
          <table:table-cell office:value-type="string">
            <text:p>pi1</text:p>
          </table:table-cell>
          <table:table-cell office:value-type="string">
            <text:p>PM_MandatoryHook</text:p>
          </table:table-cell>
          <table:table-cell table:style-name="ce5" office:value-type="string">
            <text:p>$this-&gt;error,$this-&gt;markerArray,$this-&gt;innerMarkerArray,$this-&gt;sessionfields,$this</text:p>
          </table:table-cell>
          <table:table-cell office:value-type="string">
            <text:p>none</text:p>
          </table:table-cell>
          <table:table-cell table:style-name="ce5" office:value-type="string">
            <text:p>If you set $this-&gt;error to 1, powermail will stop the submit process, with $this-&gt;sessionfields you can write your own error message</text:p>
          </table:table-cell>
          <table:table-cell office:value-type="string">
            <text:p>$GLOBALS['TYPO3_CONF_VARS']['EXTCONF']['powermail']['PM_MandatoryHook'][]</text:p>
          </table:table-cell>
          <table:table-cell table:number-columns-repeated="247"/>
        </table:table-row>
        <table:table-row table:style-name="ro4">
          <table:table-cell table:style-name="ce2" office:value-type="float" office:value="5">
            <text:p>5</text:p>
          </table:table-cell>
          <table:table-cell office:value-type="string">
            <text:p>Submit hook before submit</text:p>
          </table:table-cell>
          <table:table-cell office:value-type="string">
            <text:p>class.tx_powermail_submit.php</text:p>
          </table:table-cell>
          <table:table-cell office:value-type="string">
            <text:p>pi1</text:p>
          </table:table-cell>
          <table:table-cell office:value-type="string">
            <text:p>PM_SubmitBeforeMarkerHook</text:p>
          </table:table-cell>
          <table:table-cell office:value-type="string">
            <text:p>$this,$this-&gt;markerArray,$this-&gt;sessiondata</text:p>
          </table:table-cell>
          <table:table-cell office:value-type="string">
            <text:p>Errorcode (0/1 bolean)</text:p>
          </table:table-cell>
          <table:table-cell table:style-name="ce5" office:value-type="string">
            <text:p>If you want to stop the submit (emails and db insert), you can return TRUE</text:p>
          </table:table-cell>
          <table:table-cell office:value-type="string">
            <text:p>$GLOBALS['TYPO3_CONF_VARS']['EXTCONF']['powermail']['PM_SubmitAfterMarkerHook'][]</text:p>
          </table:table-cell>
          <table:table-cell table:number-columns-repeated="247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string">
            <text:p>Submit hook after emails</text:p>
          </table:table-cell>
          <table:table-cell office:value-type="string">
            <text:p>class.tx_powermail_submit.php</text:p>
          </table:table-cell>
          <table:table-cell office:value-type="string">
            <text:p>pi1</text:p>
          </table:table-cell>
          <table:table-cell office:value-type="string">
            <text:p>PM_SubmitAfterMarkerHook</text:p>
          </table:table-cell>
          <table:table-cell office:value-type="string">
            <text:p>$this,$this-&gt;markerArray,$this-&gt;sessiondata</text:p>
          </table:table-cell>
          <table:table-cell office:value-type="string">
            <text:p>none</text:p>
          </table:table-cell>
          <table:table-cell table:style-name="ce5" office:value-type="string">
            <text:p>If you want to do something after a correct submit, you can use this hook (maybe an additional db entry)</text:p>
          </table:table-cell>
          <table:table-cell office:value-type="string">
            <text:p>$GLOBALS['TYPO3_CONF_VARS']['EXTCONF']['powermail']['PM_SubmitAfterMarkerHook'][]</text:p>
          </table:table-cell>
          <table:table-cell table:number-columns-repeated="247"/>
        </table:table-row>
        <table:table-row table:style-name="ro5">
          <table:table-cell table:style-name="Default"/>
          <table:table-cell table:number-columns-repeated="255"/>
        </table:table-row>
        <table:table-row table:style-name="ro6" table:number-rows-repeated="6">
          <table:table-cell table:style-name="Default"/>
          <table:table-cell table:number-columns-repeated="255"/>
        </table:table-row>
        <table:table-row table:style-name="ro6" table:number-rows-repeated="6552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Tabelle2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3">23.02.2008</text:date>, <text:time>20:53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2-23T18:49:10</meta:creation-date>
    <dc:date>2008-02-23T20:53:34</dc:date>
    <meta:editing-cycles>6</meta:editing-cycles>
    <meta:editing-duration>PT2H4M25S</meta:editing-duration>
    <meta:user-defined meta:name="Info 1"/>
    <meta:user-defined meta:name="Info 2"/>
    <meta:user-defined meta:name="Info 3"/>
    <meta:user-defined meta:name="Info 4"/>
    <meta:document-statistic meta:table-count="3" meta:cell-count="63"/>
  </office:meta>
</office:document-meta>
</file>